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06236" officeooo:paragraph-rsid="00006236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06236" officeooo:paragraph-rsid="00006236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13074" officeooo:paragraph-rsid="00013074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23379" officeooo:paragraph-rsid="0002445e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officeooo:rsid="00006236" officeooo:paragraph-rsid="00006236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weight="normal" officeooo:rsid="00013074" officeooo:paragraph-rsid="00013074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2445e" officeooo:paragraph-rsid="0002445e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weight="normal" officeooo:rsid="0005fd85" officeooo:paragraph-rsid="0005fd85" style:font-weight-asian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officeooo:paragraph-rsid="0002445e"/>
    </style:style>
    <style:style style:name="P10" style:family="paragraph" style:parent-style-name="Standard" style:list-style-name="L1">
      <style:paragraph-properties fo:text-align="start" style:justify-single-word="false"/>
      <style:text-properties fo:font-weight="bold" officeooo:rsid="0002445e" officeooo:paragraph-rsid="0002445e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07664d" officeooo:paragraph-rsid="0007664d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07664d" officeooo:paragraph-rsid="0007664d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normal" officeooo:rsid="0007664d" officeooo:paragraph-rsid="0007664d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23379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23379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 → Q</text:p>
      <text:p text:style-name="P1">P é <text:span text:style-name="T1">suficiente</text:span><text:span text:style-name="T3"> para Q</text:span></text:p>
      <text:p text:style-name="P1"><text:span text:style-name="T3">Q é </text:span><text:span text:style-name="T1">necessário</text:span><text:span text:style-name="T3"> para P</text:span></text:p>
      <text:p text:style-name="P2">suficiente<text:span text:style-name="T3"> → </text:span>necessário</text:p>
      <text:p text:style-name="P5"/>
      <text:p text:style-name="P5"/>
      <text:p text:style-name="P6">P ↔ Q</text:p>
      <text:p text:style-name="P3"><text:span text:style-name="T3">P é </text:span>suficiente e necessário<text:span text:style-name="T3"> para Q</text:span></text:p>
      <text:p text:style-name="P3"><text:span text:style-name="T3">Q é </text:span>suficiente e necessário<text:span text:style-name="T3"> para P</text:span></text:p>
      <text:p text:style-name="P3">suficiente e necessário<text:span text:style-name="T3"> → </text:span>suficiente e necessário</text:p>
      <text:p text:style-name="P3"/>
      <text:p text:style-name="P4">Sentenças abertas <text:span text:style-name="T1">não</text:span> são proposições. Ex.:</text:p>
      <text:list xml:id="list1034253697" text:style-name="L1">
        <text:list-item>
          <text:p text:style-name="P9"><text:span text:style-name="T4">se </text:span><text:span text:style-name="T2">2X</text:span><text:span text:style-name="T4"> é divisível por 5, então </text:span><text:span text:style-name="T2">X</text:span><text:span text:style-name="T4"> é divisível por 5;</text:span></text:p>
        </text:list-item>
        <text:list-item>
          <text:p text:style-name="P10">Ele<text:span text:style-name="T3"> foi eleito o melhor jogador do mundo em 2018.</text:span></text:p>
        </text:list-item>
      </text:list>
      <text:p text:style-name="P7"/>
      <text:p text:style-name="P8">P → Q = ~Q → ~P = ~P v Q</text:p>
      <text:p text:style-name="P13">~(P → Q) = P ^ ~Q</text:p>
      <text:p text:style-name="P11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7-02T10:16:38</dc:date>
    <meta:editing-duration>PT1H45M43S</meta:editing-duration>
    <meta:editing-cycles>8</meta:editing-cycles>
    <meta:document-statistic meta:table-count="0" meta:image-count="0" meta:object-count="0" meta:page-count="1" meta:paragraph-count="13" meta:word-count="88" meta:character-count="378" meta:non-whitespace-character-count="305"/>
  </office:meta>
</office:document-meta>
</file>